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" svg:font-family="Monospace" style:font-pitch="fixed"/>
    <style:font-face style:name="나눔고딕" svg:font-family="나눔고딕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2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4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5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</style:style>
    <style:style style:name="T1" style:family="text">
      <style:text-properties fo:color="#000000"/>
    </style:style>
    <style:style style:name="T2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005032"/>
    </style:style>
    <style:style style:name="T5" style:family="text">
      <style:text-properties fo:color="#7f0055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마이크로프로세서 응용설계</text:p>
      <text:p text:style-name="Standard"/>
      <text:p text:style-name="Standard">실험 1. 간단한 입출력 실험 – 1</text:p>
      <text:p text:style-name="Standard"/>
      <text:p text:style-name="Standard">0491014</text:p>
      <text:p text:style-name="Standard">김복운</text:p>
      <text:p text:style-name="Standard"/>
      <text:p text:style-name="Standard">실험내용</text:p>
      <text:p text:style-name="Standard">BARLED를 이용한 닌텐도의 각종 스위치의 입력 실험.</text:p>
      <text:p text:style-name="Standard"/>
      <text:p text:style-name="Standard">실험 A</text:p>
      <text:p text:style-name="Standard">BARLED1의 <text:s/>LED하나가 켜지고, KEY_LEFT, KEY_RIGHT를 누를때마다 각각 왼쪽 오른쪽으로 한칸씩 켜진 LED가 이동하도록 함.</text:p>
      <text:p text:style-name="Standard">켜진 LED가 BARLED1의 오른쪽 끝이면 KEY_RIGHT를 눌러도 변화가 없어야 하며, <text:s/>반대로 BARLED1의 왼쪽끝이면 KEY_LEFT를 눌러도 변화가 없어야 한다. </text:p>
      <text:p text:style-name="Standard">BARLED2는 꺼진채로 유지한다.</text:p>
      <text:p text:style-name="Standard"/>
      <text:p text:style-name="Standard">실험 B</text:p>
      <text:p text:style-name="Standard">BARLED1의 <text:s/>LED하나가 켜지고, KEY_L, KEY_R를 누를때마다 각각 왼쪽 오른쪽으로 한칸씩 켜진 LED가 이동하도록 함.</text:p>
      <text:p text:style-name="Standard">BARLED1의 오른쪽 끝에서 KEY_R을 누르면 BARLED2의 왼쪽끝으로 이동.</text:p>
      <text:p text:style-name="Standard">BARLED2의 오른쪽 끝에서 KEY_R을 누르면 BARLED1의 왼쪽끝으로 이동.</text:p>
      <text:p text:style-name="Standard">BARLED1의 왼쪽 끝에서 KEY_L을 누르면 BARLED2의 오른쪽 끝으로 이동.</text:p>
      <text:p text:style-name="Standard">BARLED2의 왼쪽 끝에서 KEY_L을 누르면 BARLED1의 오른쪽 끝으로 이동.</text:p>
      <text:p text:style-name="Standard"/>
      <text:p text:style-name="Standard"/>
      <text:p text:style-name="Standard">실험중점</text:p>
      <text:p text:style-name="Standard">키를 누르는 순간에만 변화가 있고, 키를 계속 누르고 있는 경우에는 변화가 없어야함.</text:p>
      <text:p text:style-name="Standard"/>
      <text:p text:style-name="Standard">실험방법</text:p>
      <text:p text:style-name="Standard"/>
      <text:p text:style-name="Standard">실험 A</text:p>
      <text:p text:style-name="Standard"/>
      <text:p text:style-name="Standard">LED의 현재 값을 저장해 KEY_LEFT KEY_RIGHT 가 눌릴때마다 값을 변화하여 출력.</text:p>
      <text:p text:style-name="Standard">키를 누르고있을경우 동작하지 않도록 키의 상태값을 저장.</text:p>
      <text:p text:style-name="Standard"/>
      <text:p text:style-name="Standard">소스</text:p>
      <text:p text:style-name="P2"><text:span text:style-name="T1">//누를 스위치를 저정할 sw를 선언.</text:span></text:p>
      <text:p text:style-name="P2"><text:span text:style-name="T4">u16</text:span><text:span text:style-name="T1"> sw;</text:span></text:p>
      <text:p text:style-name="P2"><text:span text:style-name="T1">//led_state 에 LED의 상태를 저장. 초기값으로 오른쪽 끝 LED가 켜진 상태</text:span></text:p>
      <text:p text:style-name="P2"><text:span text:style-name="T4">u8</text:span><text:span text:style-name="T1"> led_state = 0x01; <text:s/></text:span></text:p>
      <text:p text:style-name="P2"><text:span text:style-name="T1">//key_pressed 에 키의 현재 상태를 저장. 초기값으로 눌려있지 않음.</text:span></text:p>
      <text:p text:style-name="P2"><text:span text:style-name="T4">u8</text:span><text:span text:style-name="T1"> key_pressed = FALSE;</text:span></text:p>
      <text:p text:style-name="P2"><text:soft-page-break/><text:span text:style-name="T1"/></text:p>
      <text:p text:style-name="P4">//BARLDE1의 현재 상태 출력</text:p>
      <text:p text:style-name="P4">writeb_virtual_io(BARLED1, led_state); </text:p>
      <text:p text:style-name="P4">//BARLED2의 현재 상태 출력(아무것도 켜져있지않음)</text:p>
      <text:p text:style-name="P4">writeb_virtual_io(BARLED2, 0); </text:p>
      <text:p text:style-name="P4"/>
      <text:p text:style-name="P2"><text:span text:style-name="T5">while</text:span><text:span text:style-name="T1"> (1) {</text:span></text:p>
      <text:p text:style-name="P4"><text:span text:style-name="T1">//스위치 입력을 받음.</text:span></text:p>
      <text:p text:style-name="P4"><text:tab/>sw = NDS_SWITCH(); <text:s/></text:p>
      <text:p text:style-name="P4">//키가 눌려있지 않고 KEY_RIGHT가 눌려지고 LED가 오른쪽 끝이 아닐경우</text:p>
      <text:p text:style-name="P2"><text:span text:style-name="T3"><text:tab/></text:span><text:span text:style-name="T5">if</text:span><text:span text:style-name="T1"> (((key_pressed == FALSE) &amp;&amp; (sw &amp; KEY_RIGHT) &amp;&amp; (led_state != 0x01))){ </text:span></text:p>
      <text:p text:style-name="P4"><text:span text:style-name="T1">//키를 눌려진 상태로 바꾸고 LED를 오른쪽으로 1칸 시프트 후 변경된 LED값을 BARLED1에 출력</text:span></text:p>
      <text:p text:style-name="P4"><text:tab/><text:tab/>key_pressed = TRUE;</text:p>
      <text:p text:style-name="P4"><text:tab/><text:tab/>led_state = led_state &gt;&gt;1;</text:p>
      <text:p text:style-name="P4"><text:tab/><text:tab/>writeb_virtual_io(BARLED1, led_state);</text:p>
      <text:p text:style-name="P4"><text:tab/>}</text:p>
      <text:p text:style-name="P4">//키가 눌려있지 않고 KEY_LEFT가 눌려지고 LED가 왼쪽 끝이 아닐경우</text:p>
      <text:p text:style-name="P2"><text:span text:style-name="T1"><text:tab/></text:span><text:span text:style-name="T5">if</text:span><text:span text:style-name="T1"> (((key_pressed == FALSE) &amp;&amp; (sw &amp; KEY_LEFT) &amp;&amp; (led_state != 0x80))){</text:span></text:p>
      <text:p text:style-name="P4"><text:span text:style-name="T1">//키를 눌려진 상태로 바꾸고 LED를 왼쪽으로 1칸 시프트 후 변경된 LED값을 BARLED1에 출력</text:span></text:p>
      <text:p text:style-name="P4"><text:tab/><text:tab/>key_pressed = TRUE;</text:p>
      <text:p text:style-name="P4"><text:tab/><text:tab/>led_state = led_state &lt;&lt;1;</text:p>
      <text:p text:style-name="P4"><text:tab/><text:tab/>writeb_virtual_io(BARLED1, led_state);</text:p>
      <text:p text:style-name="P4"><text:tab/>}</text:p>
      <text:p text:style-name="P4">//키가 눌려있고 KEY_LEFT와 KEY_RIGHT가 눌려있지 않은경우</text:p>
      <text:p text:style-name="P2"><text:span text:style-name="T1"><text:tab/></text:span><text:span text:style-name="T5">if</text:span><text:span text:style-name="T1"> ((key_pressed == TRUE) &amp;&amp; (!(sw &amp; KEY_LEFT)) &amp;&amp; (!(sw &amp; KEY_RIGHT)))</text:span></text:p>
      <text:p text:style-name="P2"><text:span text:style-name="T1">//키가 눌려있지 않은 상태로 전환</text:span></text:p>
      <text:p text:style-name="P4"><text:tab/><text:tab/>key_pressed = FALSE;</text:p>
      <text:p text:style-name="P2"><text:span text:style-name="T1"><text:tab/></text:span><text:span text:style-name="T5">if</text:span><text:span text:style-name="T1"> (NDS_SWITCH() &amp; KEY_START)</text:span></text:p>
      <text:p text:style-name="P2"><text:span text:style-name="T1"><text:tab/><text:tab/></text:span><text:span text:style-name="T5">break</text:span><text:span text:style-name="T1">;</text:span></text:p>
      <text:p text:style-name="P2"><text:span text:style-name="T1"><text:tab/>vTaskDelay(50);</text:span></text:p>
      <text:p text:style-name="P4">}</text:p>
      <text:p text:style-name="P2"><text:span text:style-name="T5">while</text:span><text:span text:style-name="T1"> (NDS_SWITCH() &amp; KEY_START)</text:span></text:p>
      <text:p text:style-name="P4"><text:tab/>vTaskDelay(10);</text:p>
      <text:p text:style-name="P4"/>
      <text:p text:style-name="P4"/>
      <text:p text:style-name="P4"/>
      <text:p text:style-name="P5"><text:span text:style-name="T2"/></text:p>
      <text:p text:style-name="Standard"/>
      <text:p text:style-name="Standard"/>
      <text:p text:style-name="P1"><text:span text:style-name="T1"/></text:p>
      <text:p text:style-name="P1"><text:span text:style-name="T1"/></text:p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Monospace" svg:font-family="Monospace" style:font-pitch="fixed"/>
    <style:font-face style:name="나눔고딕" svg:font-family="나눔고딕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나눔고딕1" svg:font-family="나눔고딕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나눔고딕" fo:font-size="12pt" fo:language="en" fo:country="US" style:letter-kerning="true" style:font-name-asian="나눔고딕1" style:font-size-asian="10.5pt" style:language-asian="ko" style:country-asian="KR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나눔고딕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4T14:12:10</meta:creation-date>
    <dc:date>2012-10-04T15:11:12</dc:date>
    <meta:editing-duration>PT10M51S</meta:editing-duration>
    <meta:editing-cycles>1</meta:editing-cycles>
    <meta:document-statistic meta:table-count="0" meta:image-count="0" meta:object-count="0" meta:page-count="2" meta:paragraph-count="60" meta:word-count="324" meta:character-count="1810" meta:non-whitespace-character-count="1510"/>
    <meta:generator>LibreOffice/3.5$Linux_x86 LibreOffice_project/350m1$Build-2</meta:generator>
  </office:meta>
</office:document-meta>
</file>